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 Black" svg:font-family="'Arial Black'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31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language="en" fo:country="US" style:font-name-asian="Times New Roman" style:font-size-asian="12pt" style:language-asian="zh" style:country-asian="CN" style:font-name-complex="Times New Roman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>
            <text:p>Name_orig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office:value-type="string">
            <text:p>Elevation</text:p>
          </table:table-cell>
        </table:table-row>
        <table:table-row table:style-name="ro2">
          <table:table-cell table:style-name="ce1" office:value-type="string">
            <text:p><text:span text:style-name="T1">R</text:span>1</text:p>
          </table:table-cell>
          <table:table-cell office:value-type="float" office:value="-62.1776204178">
            <text:p>-62.1776204178</text:p>
          </table:table-cell>
          <table:table-cell office:value-type="float" office:value="-58.9024056627">
            <text:p>-58.9024056627</text:p>
          </table:table-cell>
          <table:table-cell table:style-name="ce4" office:value-type="float" office:value="82">
            <text:p>82</text:p>
          </table:table-cell>
        </table:table-row>
        <table:table-row table:style-name="ro2">
          <table:table-cell table:style-name="ce1" office:value-type="string">
            <text:p><text:span text:style-name="T1">R</text:span>1А</text:p>
          </table:table-cell>
          <table:table-cell office:value-type="float" office:value="-62.1769641417">
            <text:p>-62.1769641417</text:p>
          </table:table-cell>
          <table:table-cell office:value-type="float" office:value="-58.9005010787">
            <text:p>-58.9005010787</text:p>
          </table:table-cell>
          <table:table-cell table:style-name="ce4" office:value-type="float" office:value="96">
            <text:p>96</text:p>
          </table:table-cell>
        </table:table-row>
        <table:table-row table:style-name="ro2">
          <table:table-cell table:style-name="ce1" office:value-type="string">
            <text:p><text:span text:style-name="T1">R</text:span>2</text:p>
          </table:table-cell>
          <table:table-cell office:value-type="float" office:value="-62.1763629826">
            <text:p>-62.1763629826</text:p>
          </table:table-cell>
          <table:table-cell office:value-type="float" office:value="-58.8985039891">
            <text:p>-58.8985039891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-62.1750969895">
            <text:p>-62.1750969895</text:p>
          </table:table-cell>
          <table:table-cell office:value-type="float" office:value="-58.8945636931">
            <text:p>-58.894563693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float" office:value="-62.1738385449">
            <text:p>-62.1738385449</text:p>
          </table:table-cell>
          <table:table-cell office:value-type="float" office:value="-58.8907202422">
            <text:p>-58.890720242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-62.1725351348">
            <text:p>-62.1725351348</text:p>
          </table:table-cell>
          <table:table-cell office:value-type="float" office:value="-58.8868743144">
            <text:p>-58.886874314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float" office:value="-62.1712229058">
            <text:p>-62.1712229058</text:p>
          </table:table-cell>
          <table:table-cell office:value-type="float" office:value="-58.8830089691">
            <text:p>-58.883008969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-62.1699108277">
            <text:p>-62.1699108277</text:p>
          </table:table-cell>
          <table:table-cell office:value-type="float" office:value="-58.879124769">
            <text:p>-58.87912476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-62.168517116">
            <text:p>-62.168517116</text:p>
          </table:table-cell>
          <table:table-cell office:value-type="float" office:value="-58.8752934687">
            <text:p>-58.8752934687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float" office:value="-62.1667709276">
            <text:p>-62.1667709276</text:p>
          </table:table-cell>
          <table:table-cell office:value-type="float" office:value="-58.8782578316">
            <text:p>-58.8782578316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-62.165214753">
            <text:p>-62.165214753</text:p>
          </table:table-cell>
          <table:table-cell office:value-type="float" office:value="-58.8817713189">
            <text:p>-58.881771318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float" office:value="-62.1642768315">
            <text:p>-62.1642768315</text:p>
          </table:table-cell>
          <table:table-cell office:value-type="float" office:value="-58.8860333911">
            <text:p>-58.8860333911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float" office:value="-62.1697286898">
            <text:p>-62.1697286898</text:p>
          </table:table-cell>
          <table:table-cell office:value-type="float" office:value="-58.8626932673">
            <text:p>-58.862693267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float" office:value="-62.1708791576">
            <text:p>-62.1708791576</text:p>
          </table:table-cell>
          <table:table-cell office:value-type="float" office:value="-58.8585964292">
            <text:p>-58.858596429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float" office:value="-62.1689403375">
            <text:p>-62.1689403375</text:p>
          </table:table-cell>
          <table:table-cell office:value-type="float" office:value="-58.8685597229">
            <text:p>-58.8685597229</text:p>
          </table:table-cell>
          <table:table-cell office:value-type="float" office:value="191">
            <text:p>191</text:p>
          </table:table-cell>
        </table:table-row>
        <table:table-row table:style-name="ro3">
          <table:table-cell table:style-name="ce1" office:value-type="string">
            <text:p><text:span text:style-name="T2">R1</text:span>5</text:p>
          </table:table-cell>
          <table:table-cell office:value-type="float" office:value="-62.1788734919">
            <text:p>-62.1788734919</text:p>
          </table:table-cell>
          <table:table-cell office:value-type="float" office:value="-58.9079211106">
            <text:p>-58.9079211106</text:p>
          </table:table-cell>
          <table:table-cell table:style-name="ce4" office:value-type="float" office:value="54">
            <text:p>54</text:p>
          </table:table-cell>
        </table:table-row>
        <table:table-row table:style-name="ro1">
          <table:table-cell office:value-type="string">
            <text:p>6N</text:p>
          </table:table-cell>
          <table:table-cell office:value-type="float" office:value="-62.1803841336">
            <text:p>-62.1803841336</text:p>
          </table:table-cell>
          <table:table-cell office:value-type="float" office:value="-58.8874404557">
            <text:p>-58.8874404557</text:p>
          </table:table-cell>
          <table:table-cell office:value-type="float" office:value="91">
            <text:p>91</text:p>
          </table:table-cell>
        </table:table-row>
        <table:table-row table:style-name="ro3">
          <table:table-cell office:value-type="string">
            <text:p>7N</text:p>
          </table:table-cell>
          <table:table-cell office:value-type="float" office:value="-62.1754117411">
            <text:p>-62.1754117411</text:p>
          </table:table-cell>
          <table:table-cell office:value-type="float" office:value="-58.8886095022">
            <text:p>-58.8886095022</text:p>
          </table:table-cell>
          <table:table-cell table:style-name="ce1" office:value-type="string">
            <text:p><text:span text:style-name="T2">16</text:span>8</text:p>
          </table:table-cell>
        </table:table-row>
        <table:table-row table:style-name="ro1">
          <table:table-cell office:value-type="string">
            <text:p>8N</text:p>
          </table:table-cell>
          <table:table-cell office:value-type="float" office:value="-62.1702086444">
            <text:p>-62.1702086444</text:p>
          </table:table-cell>
          <table:table-cell office:value-type="float" office:value="-58.8869405987">
            <text:p>-58.8869405987</text:p>
          </table:table-cell>
          <table:table-cell office:value-type="float" office:value="218">
            <text:p>218</text:p>
          </table:table-cell>
        </table:table-row>
        <table:table-row table:style-name="ro3">
          <table:table-cell office:value-type="string">
            <text:p>9N</text:p>
          </table:table-cell>
          <table:table-cell office:value-type="float" office:value="-62.1662232681">
            <text:p>-62.1662232681</text:p>
          </table:table-cell>
          <table:table-cell office:value-type="float" office:value="-58.883543028">
            <text:p>-58.883543028</text:p>
          </table:table-cell>
          <table:table-cell table:style-name="ce1" office:value-type="string">
            <text:p><text:span text:style-name="T2">26</text:span>1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float" office:value="-62.1658371905">
            <text:p>-62.1658371905</text:p>
          </table:table-cell>
          <table:table-cell office:value-type="float" office:value="-58.8947333097">
            <text:p>-58.8947333097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float" office:value="-62.1658082485">
            <text:p>-62.1658082485</text:p>
          </table:table-cell>
          <table:table-cell office:value-type="float" office:value="-58.9020860931">
            <text:p>-58.9020860931</text:p>
          </table:table-cell>
          <table:table-cell table:style-name="ce4" office:value-type="float" office:value="200">
            <text:p>200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float" office:value="-62.1647298394">
            <text:p>-62.1647298394</text:p>
          </table:table-cell>
          <table:table-cell office:value-type="float" office:value="-58.9138851851">
            <text:p>-58.9138851851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DN</text:p>
          </table:table-cell>
          <table:table-cell office:value-type="float" office:value="-62.1540855346">
            <text:p>-62.1540855346</text:p>
          </table:table-cell>
          <table:table-cell office:value-type="float" office:value="-58.9174165862">
            <text:p>-58.917416586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float" office:value="-62.1539739681">
            <text:p>-62.1539739681</text:p>
          </table:table-cell>
          <table:table-cell office:value-type="float" office:value="-58.9131481917">
            <text:p>-58.913148191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FN</text:p>
          </table:table-cell>
          <table:table-cell office:value-type="float" office:value="-62.1554080332">
            <text:p>-62.1554080332</text:p>
          </table:table-cell>
          <table:table-cell office:value-type="float" office:value="-58.9035639244">
            <text:p>-58.9035639244</text:p>
          </table:table-cell>
          <table:table-cell office:value-type="float" office:value="152">
            <text:p>152</text:p>
          </table:table-cell>
        </table:table-row>
        <table:table-row table:style-name="ro3">
          <table:table-cell office:value-type="string">
            <text:p>GN</text:p>
          </table:table-cell>
          <table:table-cell office:value-type="float" office:value="-62.1563724564">
            <text:p>-62.1563724564</text:p>
          </table:table-cell>
          <table:table-cell office:value-type="float" office:value="-58.890186894">
            <text:p>-58.890186894</text:p>
          </table:table-cell>
          <table:table-cell table:style-name="ce1" office:value-type="string">
            <text:p><text:span text:style-name="T2">20</text:span>7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float" office:value="-62.1576785558">
            <text:p>-62.1576785558</text:p>
          </table:table-cell>
          <table:table-cell office:value-type="float" office:value="-58.8806505033">
            <text:p>-58.8806505033</text:p>
          </table:table-cell>
          <table:table-cell table:style-name="ce4" office:value-type="float" office:value="232">
            <text:p>232</text:p>
          </table:table-cell>
        </table:table-row>
        <table:table-row table:style-name="ro1">
          <table:table-cell office:value-type="string">
            <text:p>JN</text:p>
          </table:table-cell>
          <table:table-cell office:value-type="float" office:value="-62.1528487732">
            <text:p>-62.1528487732</text:p>
          </table:table-cell>
          <table:table-cell office:value-type="float" office:value="-58.8779322713">
            <text:p>-58.8779322713</text:p>
          </table:table-cell>
          <table:table-cell table:style-name="ce4" office:value-type="float" office:value="231">
            <text:p>231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 Black" svg:font-family="'Arial Black'" style:font-pitch="variable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a </meta:initial-creator>
    <meta:creation-date>2015-02-23T18:05:50</meta:creation-date>
    <dc:date>2015-02-23T18:25:28</dc:date>
    <dc:creator>Juliana </dc:creator>
    <meta:editing-duration>P0D</meta:editing-duration>
    <meta:editing-cycles>1</meta:editing-cycles>
    <meta:document-statistic meta:table-count="3" meta:cell-count="120" meta:object-count="0"/>
    <meta:generator>LibreOffice/3.5$Linux_X86_64 LibreOffice_project/350m1$Build-2</meta:generator>
  </office:meta>
</office:document-meta>
</file>